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color="#c9211e"/>
    </style:style>
    <style:style style:name="P3" style:family="paragraph" style:parent-style-name="Standard">
      <style:text-properties fo:color="#000000" style:font-name="Droid Sans Mono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5" style:family="paragraph" style:parent-style-name="Standard">
      <style:text-properties fo:color="#000000" style:font-name="Droid Sans Mono" fo:font-size="10.5pt" fo:font-weight="normal" officeooo:paragraph-rsid="002281a6" fo:background-color="#fffff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paragraph-rsid="002281a6"/>
    </style:style>
    <style:style style:name="P8" style:family="paragraph" style:parent-style-name="Standard">
      <style:text-properties officeooo:paragraph-rsid="0027939f"/>
    </style:style>
    <style:style style:name="P9" style:family="paragraph" style:parent-style-name="Standard">
      <style:paragraph-properties style:line-height-at-least="0.582cm"/>
      <style:text-properties fo:color="#abb2bf" style:font-name="Menlo, Monaco, source-code-pro, Ubuntu Mono, DejaVu sans mono, Consolas, monospace" fo:font-size="11.2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11" style:family="paragraph" style:parent-style-name="Standard">
      <style:paragraph-properties style:line-height-at-least="0.582cm"/>
      <style:text-properties fo:color="#000000" style:font-name="Droid Sans Mono" fo:font-size="10.5pt" fo:font-weight="normal" fo:background-color="#fffffe"/>
    </style:style>
    <style:style style:name="P12" style:family="paragraph" style:parent-style-name="Standard">
      <style:text-properties fo:color="#000000" style:font-name="Droid Sans Mono" fo:font-size="10.5pt" fo:font-weight="normal" officeooo:paragraph-rsid="00290c0f" fo:background-color="#fffffe"/>
    </style:style>
    <style:style style:name="P13" style:family="paragraph" style:parent-style-name="Standard">
      <style:text-properties officeooo:paragraph-rsid="00290c0f"/>
    </style:style>
    <style:style style:name="P14" style:family="paragraph" style:parent-style-name="Standard">
      <style:paragraph-properties style:line-height-at-least="0.503cm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ff"/>
    </style:style>
    <style:style style:name="T3" style:family="text">
      <style:text-properties fo:color="#09885a"/>
    </style:style>
    <style:style style:name="T4" style:family="text">
      <style:text-properties fo:color="#008080"/>
    </style:style>
    <style:style style:name="T5" style:family="text">
      <style:text-properties fo:color="#a31515"/>
    </style:style>
    <style:style style:name="T6" style:family="text">
      <style:text-properties fo:color="#c678dd"/>
    </style:style>
    <style:style style:name="T7" style:family="text">
      <style:text-properties fo:color="#61afef"/>
    </style:style>
    <style:style style:name="T8" style:family="text">
      <style:text-properties fo:color="#9cdcfe" fo:font-style="italic"/>
    </style:style>
    <style:style style:name="T9" style:family="text">
      <style:text-properties fo:color="#e06c75"/>
    </style:style>
    <style:style style:name="T10" style:family="text">
      <style:text-properties fo:color="#56b6c2"/>
    </style:style>
    <style:style style:name="T11" style:family="text">
      <style:text-properties fo:color="#e5c07b"/>
    </style:style>
    <style:style style:name="T12" style:family="text">
      <style:text-properties fo:color="#d19a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xercice</text:span>:</text:p>
      <text:p text:style-name="P8">This an example of function to <text:s/>return "Hello simplonien" between the curly braces { }</text:p>
      <text:p text:style-name="Standard"><text:s/>function hello() {</text:p>
      <text:p text:style-name="Standard"><text:s text:c="2"/>}</text:p>
      <text:p text:style-name="Standard"><text:s/></text:p>
      <text:p text:style-name="Standard"/>
      <text:p text:style-name="P1">Exercice:</text:p>
      <text:p text:style-name="Standard">Create a function that takes two numbers as arguments and returns their sum.</text:p>
      <text:p text:style-name="Standard"><text:s text:c="32"/></text:p>
      <text:p text:style-name="P3"><text:span text:style-name="T2">function</text:span> sumNumber(num1,num2) { </text:p>
      <text:p text:style-name="P4"><text:span text:style-name="T2">return</text:span> (num1+num2)</text:p>
      <text:p text:style-name="P4">}</text:p>
      <text:p text:style-name="P4">console.log(sumNumber(<text:span text:style-name="T3">1</text:span>,<text:span text:style-name="T3">4</text:span>))</text:p>
      <text:p text:style-name="P2"/>
      <text:p text:style-name="Standard"/>
      <text:p text:style-name="Standard">Exercice:</text:p>
      <text:p text:style-name="Standard">Write a function that takes the base and height of a triangle as arguments and returns its area.</text:p>
      <text:p text:style-name="Standard"/>
      <text:p text:style-name="Standard"><text:s text:c="34"/>function areaTriangle(base,height) { return }</text:p>
      <text:p text:style-name="P4"><text:span text:style-name="T2">function</text:span> areaTriangle(base,height) { </text:p>
      <text:p text:style-name="P4"><text:span text:style-name="T2">return</text:span> (base*height)/<text:span text:style-name="T3">2</text:span></text:p>
      <text:p text:style-name="P4">}</text:p>
      <text:p text:style-name="P6"/>
      <text:p text:style-name="P4">console.log(areaTriangle(<text:span text:style-name="T3">2</text:span>,<text:span text:style-name="T3">1</text:span>))</text:p>
      <text:p text:style-name="P4"/>
      <text:p text:style-name="Standard"/>
      <text:p text:style-name="Standard">Exercice:</text:p>
      <text:p text:style-name="Standard">Write a function that takes the height and the width of rectangle as arguments and returns its perimeter.</text:p>
      <text:p text:style-name="Standard"/>
      <text:p text:style-name="Standard"><text:s text:c="32"/>function perimeter(width,height) { return }</text:p>
      <text:p text:style-name="Standard"/>
      <text:p text:style-name="P5"><text:span text:style-name="T2">function</text:span> perimeter(width,height) { </text:p>
      <text:p text:style-name="P4"><text:span text:style-name="T2">return</text:span> (width+height)*<text:span text:style-name="T3">2</text:span></text:p>
      <text:p text:style-name="P4">}</text:p>
      <text:p text:style-name="P4">console.log(perimeter(<text:span text:style-name="T3">4</text:span>,<text:span text:style-name="T3">2</text:span>))</text:p>
      <text:p text:style-name="P7"/>
      <text:p text:style-name="Standard">Exercice:</text:p>
      <text:p text:style-name="Standard">Write a function that takes a number as argument and returns it</text:p>
      <text:p text:style-name="Standard">square.</text:p>
      <text:p text:style-name="Standard"><text:s text:c="36"/>function square(num) { return }</text:p>
      <text:p text:style-name="P4"><text:span text:style-name="T2">function</text:span> square(num) { </text:p>
      <text:p text:style-name="P4"><text:span text:style-name="T2">return</text:span>(num*num)</text:p>
      <text:p text:style-name="P4">}</text:p>
      <text:p text:style-name="P4">console.log(square(<text:span text:style-name="T3">5</text:span>))</text:p>
      <text:p text:style-name="Standard"/>
      <text:p text:style-name="Standard">Exercice:</text:p>
      <text:p text:style-name="Standard">Write a function that takes two numbers are passed as parameters. The first parameter divided by the second parameter will have the remainder</text:p>
      <text:p text:style-name="Standard">returns that value.</text:p>
      <text:p text:style-name="Standard"><text:s text:c="35"/>function remainder(num1,num2) { return }</text:p>
      <text:p text:style-name="P11"><text:span text:style-name="T2">function</text:span> remainder(num1,num2) { </text:p>
      <text:p text:style-name="P4"><text:soft-page-break/><text:span text:style-name="T2">return</text:span> (num1%num2)</text:p>
      <text:p text:style-name="P4">}</text:p>
      <text:p text:style-name="P4">console.log(remainder(<text:span text:style-name="T3">15</text:span>,<text:span text:style-name="T3">2</text:span>))</text:p>
      <text:p text:style-name="P9"/>
      <text:p text:style-name="Standard"/>
      <text:p text:style-name="Standard">Exercice:</text:p>
      <text:p text:style-name="Standard">Write a function that takes hours as argument <text:s/>and converts its into seconds.</text:p>
      <text:p text:style-name="Standard">howManySeconds(2) ➞ 7200</text:p>
      <text:p text:style-name="Standard"/>
      <text:p text:style-name="Standard"><text:s text:c="35"/>function howManySeconds(hours) { return }</text:p>
      <text:p text:style-name="P4"><text:span text:style-name="T2">function</text:span> howManySeconds(hours) {</text:p>
      <text:p text:style-name="P4"><text:span text:style-name="T2">return</text:span>(hours*<text:span text:style-name="T3">3600</text:span>)</text:p>
      <text:p text:style-name="P4">}</text:p>
      <text:p text:style-name="P4">console.log(howManySeconds(<text:span text:style-name="T3">3</text:span>))</text:p>
      <text:p text:style-name="Standard"/>
      <text:p text:style-name="Standard"/>
      <text:p text:style-name="Standard">Exercice:</text:p>
      <text:p text:style-name="Standard">Write a function that takes two arguments (hours, minutes) and converts them into seconds.</text:p>
      <text:p text:style-name="Standard"/>
      <text:p text:style-name="Standard"><text:s text:c="35"/>function howManySeconds(hours,minutes) { return }</text:p>
      <text:p text:style-name="P4"><text:span text:style-name="T2">function</text:span> howManySeconds(hours,minutes) { <text:span text:style-name="T2">return</text:span>((hours*<text:span text:style-name="T3">3600</text:span>)+ (minutes*<text:span text:style-name="T3">60</text:span>))</text:p>
      <text:p text:style-name="P4">}</text:p>
      <text:p text:style-name="P4">console.log(howManySeconds(<text:span text:style-name="T3">2</text:span>,<text:span text:style-name="T3">1</text:span>))</text:p>
      <text:p text:style-name="Standard"/>
      <text:p text:style-name="Standard">Exercice:</text:p>
      <text:p text:style-name="Standard">Create a function that takes a name as argument and returns <text:s/>a greeting in the form of a string → "Hello name!".</text:p>
      <text:p text:style-name="Standard">Don't forget the exclamation mark!</text:p>
      <text:p text:style-name="Standard"/>
      <text:p text:style-name="Standard">sayHello("Simplon") ➞ "Hello Simplon!"</text:p>
      <text:p text:style-name="Standard"/>
      <text:p text:style-name="P13"><text:s text:c="32"/>function sayHello(name) { return }</text:p>
      <text:p text:style-name="P12"><text:span text:style-name="T2">function</text:span> sayHello(name) { </text:p>
      <text:p text:style-name="P4"><text:span text:style-name="T2">return</text:span>(<text:span text:style-name="T5">"Hello "</text:span>+name+<text:span text:style-name="T5">"!"</text:span>) </text:p>
      <text:p text:style-name="P4">}</text:p>
      <text:p text:style-name="P4">console.log(sayHello(<text:span text:style-name="T5">"amira"</text:span>))</text:p>
      <text:p text:style-name="P13"/>
      <text:p text:style-name="Standard"/>
      <text:p text:style-name="Standard">Exercice:</text:p>
      <text:p text:style-name="Standard">Create a function that <text:s/>takes a string as argument and returns the length of this string.</text:p>
      <text:p text:style-name="Standard"><text:s text:c="33"/>function StrLength(string) { return }</text:p>
      <text:p text:style-name="P4"><text:span text:style-name="T2">function</text:span> <text:span text:style-name="T4">StrLength</text:span>(string) { <text:span text:style-name="T2">return</text:span>(string.length) }</text:p>
      <text:p text:style-name="P4">console.log(<text:span text:style-name="T4">StrLength</text:span>(<text:span text:style-name="T5">'amira'</text:span>))</text:p>
      <text:p text:style-name="Standard"/>
      <text:p text:style-name="Standard">Exercice:</text:p>
      <text:p text:style-name="Standard">Create a function that takes two strings as arguments, firstName and lastName, and returns a single string in the format "last, first".</text:p>
      <text:p text:style-name="Standard"/>
      <text:p text:style-name="Standard"><text:s text:c="34"/>function LastFirst(first, last) { return }</text:p>
      <text:p text:style-name="P4"><text:span text:style-name="T2">function</text:span> <text:span text:style-name="T4">LastFirst</text:span>(first, last) { </text:p>
      <text:p text:style-name="P4"><text:span text:style-name="T2">return</text:span> (last+first)</text:p>
      <text:p text:style-name="P4">}</text:p>
      <text:p text:style-name="P4"><text:soft-page-break/>console.log(<text:span text:style-name="T4">LastFirst</text:span>(<text:span text:style-name="T5">'amira'</text:span>,<text:span text:style-name="T5">'argoubi'</text:span>))</text:p>
      <text:p text:style-name="Standard"/>
      <text:p text:style-name="Standard"/>
      <text:p text:style-name="Standard">Exercice:</text:p>
      <text:p text:style-name="Standard">Create a function that takes a number as an argument, increments the number by +1 and returns the result.</text:p>
      <text:p text:style-name="Standard">increment(3)➞4</text:p>
      <text:p text:style-name="Standard"><text:s text:c="36"/>function increment(num) { return }</text:p>
      <text:p text:style-name="Standard"/>
      <text:p text:style-name="Standard">Exercice:</text:p>
      <text:p text:style-name="Standard">Create a function that returns the total number of parameters passed in.</text:p>
      <text:p text:style-name="Standard">numberArgs("a", "b") ➞ 2</text:p>
      <text:p text:style-name="Standard">numberArgs(10, 20, 30, 40, 50,70) ➞ 6</text:p>
      <text:p text:style-name="Standard"><text:s text:c="36"/>function numArgs(/* fill-in */) { return }</text:p>
      <text:p text:style-name="Standard"/>
      <text:p text:style-name="P4"><text:span text:style-name="T2">function</text:span> number() { </text:p>
      <text:p text:style-name="P4"><text:span text:style-name="T2">return</text:span> arguments.length;</text:p>
      <text:p text:style-name="P6"/>
      <text:p text:style-name="P4">}</text:p>
      <text:p text:style-name="P4">console.log(number(<text:span text:style-name="T3">2</text:span>,<text:span text:style-name="T3">1</text:span>))</text:p>
      <text:p text:style-name="Standard"/>
      <text:p text:style-name="Standard"/>
      <text:p text:style-name="Standard">Exercice:</text:p>
      <text:p text:style-name="Standard">Write two functions; </text:p>
      <text:p text:style-name="Standard">the first one takes a string as argument and returns </text:p>
      <text:p text:style-name="Standard"><text:s text:c="2"/>toInt("5") ➞ 5</text:p>
      <text:p text:style-name="Standard">the second function takes a number as argument and returns</text:p>
      <text:p text:style-name="Standard"><text:s/>toStr(100) ➞ "100"</text:p>
      <text:p text:style-name="Standard"><text:s text:c="30"/>function numArgs(/* fill-in */) { return }</text:p>
      <text:p text:style-name="Standard"><text:s text:c="31"/>function numArgs(/* fill-in */) { return }</text:p>
      <text:p text:style-name="Standard"/>
      <text:p text:style-name="Standard"/>
      <text:p text:style-name="Standard">Exercice:</text:p>
      <text:p text:style-name="Standard">Create a function that takes a character as argument then returns its ASCII value.</text:p>
      <text:p text:style-name="Standard">("A") ➞ 65</text:p>
      <text:p text:style-name="Standard">("m") ➞ 109</text:p>
      <text:p text:style-name="Standard">("\") ➞ 92</text:p>
      <text:p text:style-name="P4"><text:span text:style-name="T2">function</text:span> str(ch) { </text:p>
      <text:p text:style-name="P4"><text:span text:style-name="T2">return</text:span> ch.charCodeAt()</text:p>
      <text:p text:style-name="P6"/>
      <text:p text:style-name="P4">}</text:p>
      <text:p text:style-name="P4">console.log(str(<text:span text:style-name="T5">"a"</text:span>))</text:p>
      <text:p text:style-name="Standard"/>
      <text:p text:style-name="Standard">Exercice:</text:p>
      <text:p text:style-name="Standard">Create a function that takes a number as an argument and returns the amount of digits it has.</text:p>
      <text:p text:style-name="Standard">(123) ➞ 3</text:p>
      <text:p text:style-name="Standard">(7154) ➞ 4</text:p>
      <text:p text:style-name="Standard">(0) ➞ 1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Menlo, Monaco, source-code-pro, Ubuntu Mono, DejaVu sans mono, Consolas, monospace" svg:font-family="'Menlo, Monaco, source-code-pro, Ubuntu Mono, DejaVu sans mono, Consolas, monospac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10:42:44.431197218</meta:creation-date>
    <dc:date>2020-03-25T11:34:06.725435394</dc:date>
    <meta:editing-duration>PT13H25M33S</meta:editing-duration>
    <meta:editing-cycles>13</meta:editing-cycles>
    <meta:generator>LibreOffice/6.3.4.2$Linux_X86_64 LibreOffice_project/30$Build-2</meta:generator>
    <meta:document-statistic meta:table-count="0" meta:image-count="0" meta:object-count="0" meta:page-count="4" meta:paragraph-count="112" meta:word-count="498" meta:character-count="3979" meta:non-whitespace-character-count="3097"/>
  </office:meta>
</office:document-meta>
</file>